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erif" svg:font-family="'PT Serif',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262626" style:font-name="PT Serif" fo:font-size="12pt" fo:letter-spacing="normal" fo:font-style="normal" fo:font-weight="normal"/>
    </style:style>
    <style:style style:name="T2" style:family="text">
      <style:text-properties fo:font-variant="normal" fo:text-transform="none" fo:color="#c89534" style:text-line-through-style="none" style:text-line-through-type="none" style:font-name="PT Serif" fo:font-size="12pt" fo:letter-spacing="normal" fo:font-style="normal" style:text-underline-style="none" fo:font-weight="normal" style:text-blinking="false" fo:background-color="transparent"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Если взглянуть на список ингредиентов стандартного крема для кожи вокруг глаз, найти что-то уникальное будет сложно. У таких продуктов более лёгкая текстура, но, за редким исключением, их состав будет практически таким же, как и у базового увлажняющего крема для лица. Так что, если кожа вокруг глаз не капризничает, специальный крем можно смело заменить обычным — таким, который подходит вашему типу кожи, ничем не пахнет, а также не содержит кислот, ретиноидов и прочих активных ингредиентов. Аккуратно стоит подходить и к маслам в качестве альтернативы крему для области вокруг глаз. Они могут раздражать кожу, не говоря уже о том, что масло может растекаться и доставлять массу неудобств, попадая на слизистую. Если же кожа вокруг глаз уже раздражена, сделать ситуацию хуже может что угодно. Поэтому лучше либо помочь себе небольшим количеством подходящего увлажняющего крема, либо не использовать ничего.</text:p>
      <text:p text:style-name="Text_20_body">Главным, по мнению Бантинг, средством ухода за областью вокруг глаз должен стать санскрин: она советует наносить его вплоть до линии роста ресниц. Его достаточно для предупреждения фотостарения, а вот без него толка от крема будет мало. Если вам не нравятся морщины, защита от ультрафиолета для глаз и губ должна быть на первом месте. Лучше всего, если в составе средства не будет отдушек и органических фильтров, которые могут раздражать глаза. Советуем обратить внимание и на универсальные стики с высоким солнцезащитным фактором: они подойдут не только для кожи вокруг глаз, но и для ушей, родинок и свежих татуировок.</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erif" svg:font-family="'PT Serif',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S</meta:editing-duration>
    <meta:editing-cycles>3</meta:editing-cycles>
    <meta:generator>LibreOffice/5.1.1.3$Windows_X86_64 LibreOffice_project/89f508ef3ecebd2cfb8e1def0f0ba9a803b88a6d</meta:generator>
    <dc:date>2017-11-21T16:25:38.518000000</dc:date>
    <meta:document-statistic meta:table-count="0" meta:image-count="0" meta:object-count="0" meta:page-count="1" meta:paragraph-count="2" meta:word-count="230" meta:character-count="1530" meta:non-whitespace-character-count="1301"/>
    <meta:user-defined meta:name="Info 1"/>
    <meta:user-defined meta:name="Info 2"/>
    <meta:user-defined meta:name="Info 3"/>
    <meta:user-defined meta:name="Info 4"/>
  </office:meta>
</office:document-meta>
</file>